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2a0d"/>
    </style:style>
    <style:style style:name="P2" style:family="paragraph" style:parent-style-name="Standard">
      <style:text-properties fo:language="en" fo:country="US" officeooo:rsid="001c2a0d" officeooo:paragraph-rsid="00291ecb"/>
    </style:style>
    <style:style style:name="P3" style:family="paragraph" style:parent-style-name="Standard">
      <style:text-properties fo:language="en" fo:country="US" fo:font-weight="bold" officeooo:rsid="0022788d" officeooo:paragraph-rsid="0022788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a25a8" officeooo:paragraph-rsid="002a25a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6a34d" officeooo:paragraph-rsid="0026a34d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384645" officeooo:paragraph-rsid="00384645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2bba9a" officeooo:paragraph-rsid="002bba9a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39e7a0" officeooo:paragraph-rsid="0039e7a0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3a52d6" officeooo:paragraph-rsid="003a52d6" style:font-weight-asian="bold" style:font-weight-complex="bold"/>
    </style:style>
    <style:style style:name="P10" style:family="paragraph" style:parent-style-name="Standard">
      <style:text-properties fo:language="en" fo:country="US" officeooo:rsid="001fc5ce" officeooo:paragraph-rsid="001fc5ce"/>
    </style:style>
    <style:style style:name="P11" style:family="paragraph" style:parent-style-name="Standard">
      <style:text-properties fo:language="en" fo:country="US" officeooo:rsid="0020996f" officeooo:paragraph-rsid="0020996f"/>
    </style:style>
    <style:style style:name="P12" style:family="paragraph" style:parent-style-name="Standard">
      <style:text-properties fo:language="en" fo:country="US" officeooo:rsid="0022788d" officeooo:paragraph-rsid="0022788d"/>
    </style:style>
    <style:style style:name="P13" style:family="paragraph" style:parent-style-name="Standard">
      <style:text-properties fo:language="en" fo:country="US" officeooo:rsid="00245752" officeooo:paragraph-rsid="00245752"/>
    </style:style>
    <style:style style:name="P14" style:family="paragraph" style:parent-style-name="Standard">
      <style:text-properties fo:language="en" fo:country="US" officeooo:rsid="00256cd4" officeooo:paragraph-rsid="00256cd4"/>
    </style:style>
    <style:style style:name="P15" style:family="paragraph" style:parent-style-name="Standard">
      <style:text-properties fo:language="en" fo:country="US" officeooo:rsid="001d5ee9" officeooo:paragraph-rsid="001d5ee9"/>
    </style:style>
    <style:style style:name="P16" style:family="paragraph" style:parent-style-name="Standard">
      <style:text-properties fo:language="en" fo:country="US" officeooo:rsid="0026a34d" officeooo:paragraph-rsid="0026a34d"/>
    </style:style>
    <style:style style:name="P17" style:family="paragraph" style:parent-style-name="Standard">
      <style:text-properties fo:language="en" fo:country="US" officeooo:rsid="0026c468" officeooo:paragraph-rsid="0026c468"/>
    </style:style>
    <style:style style:name="P18" style:family="paragraph" style:parent-style-name="Standard">
      <style:paragraph-properties fo:text-align="start" style:justify-single-word="false"/>
      <style:text-properties fo:language="en" fo:country="US"/>
    </style:style>
    <style:style style:name="P19" style:family="paragraph" style:parent-style-name="Standard">
      <style:text-properties fo:language="en" fo:country="US" officeooo:rsid="002bba9a" officeooo:paragraph-rsid="002bba9a"/>
    </style:style>
    <style:style style:name="P20" style:family="paragraph" style:parent-style-name="Standard">
      <style:text-properties fo:language="en" fo:country="US" officeooo:rsid="002bba9a" officeooo:paragraph-rsid="00343bfb"/>
    </style:style>
    <style:style style:name="P21" style:family="paragraph" style:parent-style-name="Standard">
      <style:text-properties fo:language="en" fo:country="US" officeooo:rsid="002e0fcd" officeooo:paragraph-rsid="002e0fcd"/>
    </style:style>
    <style:style style:name="P22" style:family="paragraph" style:parent-style-name="Standard">
      <style:text-properties fo:language="en" fo:country="US" officeooo:rsid="00300826" officeooo:paragraph-rsid="00300826"/>
    </style:style>
    <style:style style:name="P23" style:family="paragraph" style:parent-style-name="Standard">
      <style:text-properties fo:language="en" fo:country="US" officeooo:rsid="00367e07" officeooo:paragraph-rsid="00367e07"/>
    </style:style>
    <style:style style:name="P24" style:family="paragraph" style:parent-style-name="Standard">
      <style:text-properties fo:language="en" fo:country="US" officeooo:rsid="00367e07" officeooo:paragraph-rsid="00384645"/>
    </style:style>
    <style:style style:name="P25" style:family="paragraph" style:parent-style-name="Standard">
      <style:text-properties fo:language="en" fo:country="US" officeooo:rsid="00395263" officeooo:paragraph-rsid="00395263"/>
    </style:style>
    <style:style style:name="P26" style:family="paragraph" style:parent-style-name="Standard">
      <style:text-properties officeooo:paragraph-rsid="001d5ee9"/>
    </style:style>
    <style:style style:name="P27" style:family="paragraph" style:parent-style-name="Standard">
      <style:text-properties officeooo:rsid="001fc5ce" officeooo:paragraph-rsid="001fc5ce"/>
    </style:style>
    <style:style style:name="P28" style:family="paragraph" style:parent-style-name="Standard">
      <style:text-properties fo:font-size="15pt" fo:language="en" fo:country="US" fo:font-weight="bold" officeooo:rsid="001fc5ce" officeooo:paragraph-rsid="001fc5ce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language="en" fo:country="US" fo:font-weight="bold" officeooo:rsid="00256cd4" officeooo:paragraph-rsid="00256cd4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paragraph-rsid="0020996f" style:font-size-asian="15pt" style:font-weight-asian="bold" style:font-size-complex="15pt" style:font-weight-complex="bold"/>
    </style:style>
    <style:style style:name="P31" style:family="paragraph" style:parent-style-name="Standard">
      <style:text-properties officeooo:rsid="0020996f" officeooo:paragraph-rsid="0020996f"/>
    </style:style>
    <style:style style:name="P32" style:family="paragraph" style:parent-style-name="Standard">
      <style:text-properties officeooo:rsid="0020996f" officeooo:paragraph-rsid="0020d0af"/>
    </style:style>
    <style:style style:name="P33" style:family="paragraph" style:parent-style-name="Standard">
      <style:text-properties officeooo:rsid="0022788d" officeooo:paragraph-rsid="0022788d"/>
    </style:style>
    <style:style style:name="P34" style:family="paragraph" style:parent-style-name="Standard">
      <style:text-properties officeooo:paragraph-rsid="0022788d"/>
    </style:style>
    <style:style style:name="P35" style:family="paragraph" style:parent-style-name="Standard">
      <style:text-properties officeooo:rsid="00245752" officeooo:paragraph-rsid="00245752"/>
    </style:style>
    <style:style style:name="P36" style:family="paragraph" style:parent-style-name="Standard">
      <style:text-properties fo:font-size="12pt" fo:language="en" fo:country="US" fo:font-weight="bold" officeooo:rsid="0020996f" officeooo:paragraph-rsid="0020996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text-properties officeooo:paragraph-rsid="0030cf25"/>
    </style:style>
    <style:style style:name="P39" style:family="paragraph" style:parent-style-name="Standard">
      <style:text-properties officeooo:rsid="0038468f" officeooo:paragraph-rsid="0038468f"/>
    </style:style>
    <style:style style:name="P40" style:family="paragraph" style:parent-style-name="Standard">
      <style:text-properties fo:language="en" fo:country="US" officeooo:rsid="002c1310" officeooo:paragraph-rsid="002bba9a"/>
    </style:style>
    <style:style style:name="P41" style:family="paragraph" style:parent-style-name="Standard">
      <style:text-properties fo:language="en" fo:country="US" fo:font-weight="normal" officeooo:rsid="0034757a" officeooo:paragraph-rsid="002bba9a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384645" officeooo:paragraph-rsid="00384645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3a52d6" officeooo:paragraph-rsid="003a52d6" style:font-weight-asian="normal" style:font-weight-complex="normal"/>
    </style:style>
    <style:style style:name="P44" style:family="paragraph" style:parent-style-name="Standard">
      <style:text-properties fo:language="en" fo:country="US" officeooo:rsid="0038468f" officeooo:paragraph-rsid="0038468f"/>
    </style:style>
    <style:style style:name="P45" style:family="paragraph" style:parent-style-name="Standard">
      <style:text-properties fo:language="en" fo:country="US" fo:font-weight="bold" officeooo:rsid="00343bfb" officeooo:paragraph-rsid="00343bfb" style:font-weight-asian="bold" style:font-weight-complex="bold"/>
    </style:style>
    <style:style style:name="P46" style:family="paragraph" style:parent-style-name="Standard">
      <style:text-properties fo:language="en" fo:country="US" officeooo:rsid="002bba9a" officeooo:paragraph-rsid="002bba9a"/>
    </style:style>
    <style:style style:name="P47" style:family="paragraph" style:parent-style-name="Standard">
      <style:text-properties fo:language="en" fo:country="US" officeooo:rsid="002e0fcd" officeooo:paragraph-rsid="002e0fcd"/>
    </style:style>
    <style:style style:name="P48" style:family="paragraph" style:parent-style-name="Standard">
      <style:text-properties fo:language="en" fo:country="US" officeooo:rsid="003e06c0" officeooo:paragraph-rsid="003e06c0"/>
    </style:style>
    <style:style style:name="P49" style:family="paragraph" style:parent-style-name="Standard">
      <style:text-properties officeooo:paragraph-rsid="00343bfb"/>
    </style:style>
    <style:style style:name="P50" style:family="paragraph" style:parent-style-name="Standard">
      <style:text-properties fo:font-weight="bold" officeooo:rsid="003bfa75" officeooo:paragraph-rsid="003bfa75" style:font-weight-asian="bold" style:font-weight-complex="bold"/>
    </style:style>
    <style:style style:name="P51" style:family="paragraph" style:parent-style-name="Standard">
      <style:text-properties fo:font-weight="normal" officeooo:rsid="003bfa75" officeooo:paragraph-rsid="003bfa75" style:font-weight-asian="normal" style:font-weight-complex="normal"/>
    </style:style>
    <style:style style:name="P52" style:family="paragraph" style:parent-style-name="Standard">
      <style:text-properties officeooo:paragraph-rsid="003bfa75"/>
    </style:style>
    <style:style style:name="P53" style:family="paragraph" style:parent-style-name="Standard">
      <style:text-properties officeooo:paragraph-rsid="003d6857"/>
    </style:style>
    <style:style style:name="P54" style:family="paragraph" style:parent-style-name="Standard">
      <style:text-properties officeooo:paragraph-rsid="003e06c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5ee9"/>
    </style:style>
    <style:style style:name="T3" style:family="text">
      <style:text-properties fo:language="en" fo:country="US" officeooo:rsid="001c2a0d"/>
    </style:style>
    <style:style style:name="T4" style:family="text">
      <style:text-properties fo:language="en" fo:country="US" officeooo:rsid="001fc5ce"/>
    </style:style>
    <style:style style:name="T5" style:family="text">
      <style:text-properties fo:language="en" fo:country="US" officeooo:rsid="0020996f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343bfb" style:font-weight-asian="bold" style:font-weight-complex="bold"/>
    </style:style>
    <style:style style:name="T8" style:family="text">
      <style:text-properties fo:language="en" fo:country="US" fo:font-weight="bold" officeooo:rsid="003e06c0" style:font-weight-asian="bold" style:font-weight-complex="bold"/>
    </style:style>
    <style:style style:name="T9" style:family="text">
      <style:text-properties fo:language="en" fo:country="US" officeooo:rsid="0020d0af"/>
    </style:style>
    <style:style style:name="T10" style:family="text">
      <style:text-properties fo:language="en" fo:country="US" officeooo:rsid="0022788d"/>
    </style:style>
    <style:style style:name="T11" style:family="text">
      <style:text-properties fo:language="en" fo:country="US" officeooo:rsid="00251254"/>
    </style:style>
    <style:style style:name="T12" style:family="text">
      <style:text-properties fo:language="en" fo:country="US" officeooo:rsid="0030cf25"/>
    </style:style>
    <style:style style:name="T13" style:family="text">
      <style:text-properties fo:language="en" fo:country="US" officeooo:rsid="00300826"/>
    </style:style>
    <style:style style:name="T14" style:family="text">
      <style:text-properties fo:language="en" fo:country="US" officeooo:rsid="00343bfb"/>
    </style:style>
    <style:style style:name="T15" style:family="text">
      <style:text-properties fo:language="en" fo:country="US" officeooo:rsid="0038468f"/>
    </style:style>
    <style:style style:name="T16" style:family="text">
      <style:text-properties fo:language="en" fo:country="US" officeooo:rsid="003d6857"/>
    </style:style>
    <style:style style:name="T17" style:family="text">
      <style:text-properties fo:language="en" fo:country="US" fo:font-weight="normal" officeooo:rsid="003bfa75" style:font-weight-asian="normal" style:font-weight-complex="normal"/>
    </style:style>
    <style:style style:name="T18" style:family="text">
      <style:text-properties fo:language="en" fo:country="US" fo:font-weight="normal" officeooo:rsid="003d6857" style:font-weight-asian="normal" style:font-weight-complex="normal"/>
    </style:style>
    <style:style style:name="T19" style:family="text">
      <style:text-properties fo:language="en" fo:country="US" officeooo:rsid="003e06c0"/>
    </style:style>
    <style:style style:name="T20" style:family="text">
      <style:text-properties officeooo:rsid="002d225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d2251" style:font-weight-asian="bold" style:font-weight-complex="bold"/>
    </style:style>
    <style:style style:name="T23" style:family="text">
      <style:text-properties fo:font-weight="bold" officeooo:rsid="0032c78f" style:font-weight-asian="bold" style:font-weight-complex="bold"/>
    </style:style>
    <style:style style:name="T24" style:family="text">
      <style:text-properties fo:font-weight="bold" officeooo:rsid="0034757a" style:font-weight-asian="bold" style:font-weight-complex="bold"/>
    </style:style>
    <style:style style:name="T25" style:family="text">
      <style:text-properties fo:font-weight="bold" officeooo:rsid="00384645" style:font-weight-asian="bold" style:font-weight-complex="bold"/>
    </style:style>
    <style:style style:name="T26" style:family="text">
      <style:text-properties officeooo:rsid="002e0fcd"/>
    </style:style>
    <style:style style:name="T27" style:family="text">
      <style:text-properties officeooo:rsid="00300826"/>
    </style:style>
    <style:style style:name="T28" style:family="text">
      <style:text-properties officeooo:rsid="0032c78f"/>
    </style:style>
    <style:style style:name="T29" style:family="text">
      <style:text-properties officeooo:rsid="0034757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4757a" style:font-weight-asian="normal" style:font-weight-complex="normal"/>
    </style:style>
    <style:style style:name="T32" style:family="text">
      <style:text-properties fo:font-weight="normal" officeooo:rsid="00384645" style:font-weight-asian="normal" style:font-weight-complex="normal"/>
    </style:style>
    <style:style style:name="T33" style:family="text">
      <style:text-properties officeooo:rsid="00384645"/>
    </style:style>
    <style:style style:name="T34" style:family="text">
      <style:text-properties officeooo:rsid="003e0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TP – send e-mail.</text:p>
      <text:p text:style-name="P18">User submits mail on port 587 or 465. SMTP servers exchange mails using port 25</text:p>
      <text:p text:style-name="P18"/>
      <text:p text:style-name="P18">POP3 – receive and delete e-mails.</text:p>
      <text:p text:style-name="P18">Client downloads mails and normally delete them from server. Port 110, if over SSL/TLS – port 995. </text:p>
      <text:p text:style-name="P37"><text:span text:style-name="T1">Client opens sessions. Available messages are identified by numbers </text:span><text:span text:style-name="T6">specific to this session</text:span><text:span text:style-name="T1"> or rarely by unique id. Client retrieves messages, which become marked for deletion. Marked for deletion msg will be deleted after this session termination.</text:span></text:p>
      <text:p text:style-name="P37"/>
      <text:p text:style-name="P18">IMAP – Multiple users manage mailbox. Client downloads e-mails and normally does NOT delete from server. Typical port 143, if over SSL/TLS – port 993.</text:p>
      <text:p text:style-name="P18"/>
      <text:p text:style-name="P1">Smarthost – knows how to forward email to recepient’s mail server.</text:p>
      <text:p text:style-name="P1"/>
      <text:p text:style-name="P1">GreenMail</text:p>
      <text:p text:style-name="P1"/>
      <text:p text:style-name="P1"><text:s text:c="4"/></text:p>
      <text:p text:style-name="P1"><text:s text:c="4"/>GreenMailUtil.sendTextEmailTest("to@localhost", "from@localhost",</text:p>
      <text:p text:style-name="P1"><text:s text:c="8"/>"subject", "body");</text:p>
      <text:p text:style-name="P1"/>
      <text:p text:style-name="P28">Implementations</text:p>
      <text:p text:style-name="P10">1) Embedded (for unit-tests)</text:p>
      <text:p text:style-name="P10">&lt;dependency&gt;</text:p>
      <text:p text:style-name="P10"><text:s text:c="4"/>&lt;groupId&gt;com.icegreen&lt;/groupId&gt;</text:p>
      <text:p text:style-name="P10"><text:s text:c="4"/>&lt;artifactId&gt;greenmail&lt;/artifactId&gt;</text:p>
      <text:p text:style-name="P10"><text:s text:c="4"/>&lt;version&gt;1.6.2&lt;/version&gt;</text:p>
      <text:p text:style-name="P10"><text:s text:c="4"/>&lt;scope&gt;test&lt;/scope&gt;</text:p>
      <text:p text:style-name="P10">&lt;/dependency&gt;</text:p>
      <text:p text:style-name="P10"/>
      <text:p text:style-name="P10">2) Standalone server</text:p>
      <text:p text:style-name="P10">3) Standalone in doker</text:p>
      <text:p text:style-name="P10">4) webapp (in application server)</text:p>
      <text:p text:style-name="P27"><text:a xlink:type="simple" xlink:href="https://greenmail-mail-test.github.io/greenmail/#implementation" text:style-name="Internet_20_link" text:visited-style-name="Visited_20_Internet_20_Link"><text:span text:style-name="T1">https://greenmail-mail-test.github.io/greenmail/#implementation</text:span></text:a></text:p>
      <text:p text:style-name="P10"/>
      <text:p text:style-name="P10"/>
      <text:p text:style-name="P30"><text:span text:style-name="T5">Work with </text:span><text:span text:style-name="T4">e</text:span><text:span text:style-name="T5">mbedded</text:span></text:p>
      <text:p text:style-name="P36">Start</text:p>
      <text:p text:style-name="P11">Predefined config:</text:p>
      <text:p text:style-name="P31"><text:span text:style-name="T1">mailServer = new GreenMail(ServerSetupTest.SMTP/POP3/…) - will start with </text:span><text:span text:style-name="T9">NON - </text:span><text:span text:style-name="T1">default ports, change port by </text:span><text:span text:style-name="T6">ServerSetupTest.setPortOffset()</text:span><text:span text:style-name="T1">;</text:span></text:p>
      <text:p text:style-name="P3">or</text:p>
      <text:p text:style-name="P32"><text:span text:style-name="T1">mailServer = new GreenMail(ServerSetup.SMTP/POP3/…) - </text:span><text:span text:style-name="T9">will start WITH default ports</text:span></text:p>
      <text:p text:style-name="P11"/>
      <text:p text:style-name="P11">Custome config:</text:p>
      <text:p text:style-name="P11">mailServer = new GreenMail(new ServerSetup(…), … );</text:p>
      <text:p text:style-name="P10"><text:s/></text:p>
      <text:p text:style-name="P3">Create accounts</text:p>
      <text:p text:style-name="P26"><text:span text:style-name="T10">If no accounts created -</text:span><text:span text:style-name="T2"> all incoming mails. If there is no “to” account – it is created with user and password as “to” value.</text:span></text:p>
      <text:p text:style-name="P27"><text:span text:style-name="T1">Create user by: <text:s/></text:span><text:span text:style-name="T3">GreenMailUser user = greenMail.setUser(…</text:span><text:span text:style-name="T1">)</text:span></text:p>
      <text:p text:style-name="P10"/>
      <text:p text:style-name="P3"><text:soft-page-break/>Checked received</text:p>
      <text:p text:style-name="P11">Wait for incoming mails: </text:p>
      <text:p text:style-name="P11">mailServer.waitForIncomingEmail(&lt;how long to wait&gt;, &lt;how many mails to wait&gt;)</text:p>
      <text:p text:style-name="P11"/>
      <text:p text:style-name="P33"><text:span text:style-name="T5">G</text:span><text:span text:style-name="T1">et messages:</text:span></text:p>
      <text:p text:style-name="P34"><text:span text:style-name="T10">mailServer.getReceivedMessages() </text:span><text:span text:style-name="T11">- for all users, from all folders</text:span></text:p>
      <text:p text:style-name="P12"/>
      <text:p text:style-name="P35"><text:span text:style-name="T10">m</text:span><text:span text:style-name="T1">ultipart?? attachments??</text:span></text:p>
      <text:p text:style-name="P13"/>
      <text:p text:style-name="P14">MimeMessage Message</text:p>
      <text:p text:style-name="P14"/>
      <text:p text:style-name="P4">Upload e-mail for user</text:p>
      <text:p text:style-name="P2">user.deliver(…);</text:p>
      <text:p text:style-name="P38"><text:span text:style-name="T12">Constructed with default Session: </text:span><text:span text:style-name="T13">GreenMailUtil.newMimeMessage(...)</text:span></text:p>
      <text:p text:style-name="P22">Send textual e-mail: GreenMailUtil.sendMessageBody(…)</text:p>
      <text:p text:style-name="P2"><text:span text:style-name="T27">Send e-mail with attachment: </text:span>GreenMailUtil.sendAttachmentEmail(…<text:span text:style-name="T27">)</text:span></text:p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>Security.setProperty("ssl.SocketFactory.provider",</text:p>
      <text:p text:style-name="P15"><text:s text:c="6"/>DummySSLSocketFactory.class.getName());</text:p>
      <text:p text:style-name="P15"/>
      <text:p text:style-name="P5">JavaMail</text:p>
      <text:p text:style-name="P16"/>
      <text:p text:style-name="P7">Classes from javax.mail:</text:p>
      <text:p text:style-name="P19">Transport – <text:span text:style-name="T33">to send()</text:span></text:p>
      <text:p text:style-name="P40">Session s = Session.getInstance(&lt;properties&gt;, &lt;Authentificator&gt;)</text:p>
      <text:p text:style-name="P19"/>
      <text:p text:style-name="P19">Store <text:span text:style-name="T20">st = s.getStore(&lt;</text:span><text:span text:style-name="T28">protocol</text:span><text:span text:style-name="T20">&gt;); </text:span><text:span text:style-name="T28">if no-arg – define prop. </text:span><text:span text:style-name="T23">mail.store.protocol. </text:span><text:span text:style-name="T24">Connect before</text:span><text:span text:style-name="T31"> interaction: st.connect();</text:span></text:p>
      <text:p text:style-name="P23"><text:span text:style-name="T32">Need to cast explicitely to </text:span><text:span text:style-name="T24">P</text:span><text:span text:style-name="T21">OP3Store</text:span><text:span text:style-name="T30"> and </text:span><text:span text:style-name="T21">IMAPStore </text:span><text:span text:style-name="T32">if appropriate protocole was specified.</text:span></text:p>
      <text:p text:style-name="P41"/>
      <text:p text:style-name="P19">Folder <text:span text:style-name="T20">fl = <text:s/>s.getFolder(&lt;name&gt;) </text:span><text:span text:style-name="T22">or</text:span><text:span text:style-name="T20"> st.getFolder(&lt;name&gt;) - </text:span><text:span text:style-name="T24">open before interaction</text:span><text:span text:style-name="T29">: fl.open(&lt;read or read-write&gt;)</text:span></text:p>
      <text:p text:style-name="P24"><text:span text:style-name="T32">Need to cast explicitely to </text:span><text:span text:style-name="T25">POP3 / IMAP Folder</text:span><text:span text:style-name="T32"> if appropriate protocol was spec.</text:span></text:p>
      <text:p text:style-name="P25"><text:span text:style-name="T32">R</text:span><text:span text:style-name="T30">oot of all folders is retrieved by st.</text:span><text:span text:style-name="T21">getDefaultFolder()</text:span></text:p>
      <text:p text:style-name="P42"/>
      <text:p text:style-name="P19">Message – everting about message: header, recipient/sender, ..</text:p>
      <text:p text:style-name="P19">FetchProfile – more efficient prefetching of messages</text:p>
      <text:p text:style-name="P19"/>
      <text:p text:style-name="P19">MimeMessage <text:span text:style-name="T20">msg = new MimeMessage(&lt;</text:span><text:span text:style-name="T26">session, … </text:span><text:span text:style-name="T20">&gt;) - </text:span></text:p>
      <text:p text:style-name="P21">msg.setFrom(…)</text:p>
      <text:p text:style-name="P21">msg.setRecipient(Message.RecipientType.TO/CC… , new <text:span text:style-name="T21">InternetAddress</text:span>(…))</text:p>
      <text:p text:style-name="P21"/>
      <text:p text:style-name="P54"><text:span text:style-name="T19">MimeMultipart mp = new MimeMultipart(&lt;MIME subtype, see below&gt;) - multipart messages. Config body parts in </text:span><text:span text:style-name="T8">MimeBodyPart</text:span><text:span text:style-name="T19">(#setText(), #attachFile()). </text:span></text:p>
      <text:p text:style-name="P54"><text:span text:style-name="T19">May link parts using content id: type “</text:span><text:a xlink:type="simple" xlink:href="cid:some-cid" text:style-name="Internet_20_link" text:visited-style-name="Visited_20_Internet_20_Link">cid:some-cid</text:a><text:span text:style-name="T19">” in html-body and .setContentID(“some-cid”) for image, which should be substituted.</text:span></text:p>
      <text:p text:style-name="P48"><text:soft-page-break/></text:p>
      <text:p text:style-name="P21"/>
      <text:p text:style-name="P6">To delate message</text:p>
      <text:p text:style-name="P44">Mark as deleted: msg.setFlag(Flags.Flag.DELETED, true)</text:p>
      <text:p text:style-name="P39"><text:span text:style-name="T15">P</text:span><text:span text:style-name="T1">hysicaly remove “marked for deletion” messages during folder.close(&lt;</text:span><text:span text:style-name="T6">set true here if want to remove</text:span><text:span text:style-name="T1">&gt;)</text:span></text:p>
      <text:p text:style-name="P21"/>
      <text:p text:style-name="P8">POP3 does not support permanent flags</text:p>
      <text:p text:style-name="P8"/>
      <text:p text:style-name="P9">To search message</text:p>
      <text:p text:style-name="P43">Look at classes in <text:span text:style-name="T21">javax.mail.search</text:span> and use fl.<text:span text:style-name="T21">search</text:span>(…)</text:p>
      <text:p text:style-name="P43"/>
      <text:p text:style-name="P45">Options</text:p>
      <text:p text:style-name="P49"><text:span text:style-name="T14">mail.pop3.starttls.enable – </text:span><text:span text:style-name="T7">try to</text:span><text:span text:style-name="T14"> establish TLS connection before transfering auth data. If server does not support – continue as plain text(set </text:span><text:span text:style-name="T7">mail.pop3.starttls.required</text:span><text:span text:style-name="T14"> to fail).</text:span></text:p>
      <text:p text:style-name="P49"><text:span text:style-name="T14"/></text:p>
      <text:p text:style-name="P50"><text:span text:style-name="T14">M</text:span><text:span text:style-name="T1">IME subtype</text:span></text:p>
      <text:p text:style-name="P51"><text:span text:style-name="T1">MIME type consists of &lt;type&gt;/&lt;subtype&gt; : application/json</text:span></text:p>
      <text:p text:style-name="P51"><text:span text:style-name="T1">Some relevant subtypes of type “multipart”:</text:span></text:p>
      <text:p text:style-name="P52"><text:span text:style-name="T17">1) mixed – body consists of </text:span><text:span text:style-name="T18">IN</text:span><text:span text:style-name="T17">dependent parts, which go in series</text:span></text:p>
      <text:p text:style-name="P51"><text:span text:style-name="T1">2) </text:span><text:span text:style-name="T16">related – body consists on dependent parts (can not render separately)</text:span></text:p>
      <text:p text:style-name="P53"><text:span text:style-name="T18">3) alternative – each part is the same “meaning” but in different format (def. in Content-Type header)</text:span></text:p>
      <text:p text:style-name="P51"><text:span text:style-name="T16"/></text:p>
      <text:p text:style-name="P20"/>
      <text:p text:style-name="P19"/>
      <text:p text:style-name="P17">SMTP</text:p>
      <text:p text:style-name="P17">Session session = Session.getInstance(props, null);</text:p>
      <text:p text:style-name="P17"><text:s text:c="8"/>Message msg = new MimeMessage(session);</text:p>
      <text:p text:style-name="P17"><text:s text:c="8"/>msg.setFrom(new InternetAddress(EMAIL_TO));</text:p>
      <text:p text:style-name="P17"><text:s text:c="8"/>msg.setRecipients(Message.RecipientType.TO,</text:p>
      <text:p text:style-name="P17"><text:s text:c="8"/>InternetAddress.parse(EMAIL_USER_ADDRESS, false));</text:p>
      <text:p text:style-name="P17"><text:s text:c="8"/>msg.setSubject(EMAIL_SUBJECT);</text:p>
      <text:p text:style-name="P17"><text:s text:c="8"/>msg.setText(EMAIL_TEXT);</text:p>
      <text:p text:style-name="P17"><text:s text:c="8"/>msg.setSentDate(new Date());</text:p>
      <text:p text:style-name="P17"><text:s text:c="8"/>SMTPTransport t = (SMTPTransport) session.getTransport("smtp");</text:p>
      <text:p text:style-name="P17"><text:s text:c="8"/>t.connect(LOCALHOST, EMAIL_USER_ADDRESS, USER_PASSWORD);</text:p>
      <text:p text:style-name="P17"><text:s text:c="8"/>t.sendMessage(msg, msg.getAllRecipients());</text:p>
      <text:p text:style-name="P17"><text:s/></text:p>
      <text:p text:style-name="P17"><text:s text:c="8"/>assertEquals("250 OK\n", t.getLastServerResponse());</text:p>
      <text:p text:style-name="P17"><text:s text:c="8"/>t.close();</text:p>
      <text:p text:style-name="P17"/>
      <text:p text:style-name="P17">POP3</text:p>
      <text:p text:style-name="P17">Session session = Session.getInstance(props);</text:p>
      <text:p text:style-name="P17"><text:s text:c="8"/>URLName urlName = new URLName("pop3", LOCALHOST,</text:p>
      <text:p text:style-name="P17"><text:s text:c="8"/>ServerSetupTest.POP3.getPort(), null, user.getLogin(),</text:p>
      <text:p text:style-name="P17"><text:s text:c="8"/>user.getPassword());</text:p>
      <text:p text:style-name="P17"><text:s text:c="8"/>Store store = session.getStore(urlName);</text:p>
      <text:p text:style-name="P17"><text:s text:c="8"/>store.connect();</text:p>
      <text:p text:style-name="P17"><text:s/></text:p>
      <text:p text:style-name="P17"><text:s text:c="8"/>Folder folder = store.getFolder("INBOX");</text:p>
      <text:p text:style-name="P17"><text:s text:c="8"/>folder.open(Folder.READ_ONLY);</text:p>
      <text:p text:style-name="P16"><text:soft-page-break/></text:p>
      <text:p text:style-name="P16">IMAP</text:p>
      <text:p text:style-name="P16">Session session = Session.getInstance(props);</text:p>
      <text:p text:style-name="P16"><text:s text:c="8"/>URLName urlName = new URLName("imap", LOCALHOST,</text:p>
      <text:p text:style-name="P16"><text:s text:c="8"/>ServerSetupTest.IMAP.getPort(), null, user.getLogin(),</text:p>
      <text:p text:style-name="P16"><text:s text:c="8"/>user.getPassword());</text:p>
      <text:p text:style-name="P16"><text:s text:c="8"/>Store store = session.getStore(urlName);</text:p>
      <text:p text:style-name="P16"><text:s text:c="8"/>store.connect();</text:p>
      <text:p text:style-name="P16"><text:s/></text:p>
      <text:p text:style-name="P16"><text:s text:c="8"/>Folder folder = store.getFolder("INBOX");</text:p>
      <text:p text:style-name="P16"><text:s text:c="8"/>folder.open(Folder.READ_ONLY);</text:p>
      <text:p text:style-name="P16"><text:s text:c="8"/>Message[] messages = folder.getMessages();</text:p>
      <text:p text:style-name="P15"/>
      <text:p text:style-name="P29">Spring</text:p>
      <text:p text:style-name="P14">spring:</text:p>
      <text:p text:style-name="P14"><text:s text:c="2"/>mail:</text:p>
      <text:p text:style-name="P14"><text:s text:c="4"/>password: t0pS3cReT</text:p>
      <text:p text:style-name="P14"><text:s text:c="4"/>username: yourmail@gmail.com</text:p>
      <text:p text:style-name="P14"><text:s text:c="4"/>host: smtp.gmail.com</text:p>
      <text:p text:style-name="P14"><text:s text:c="4"/>port: 587</text:p>
      <text:p text:style-name="P14"><text:s text:c="4"/>protocol: smtp</text:p>
      <text:p text:style-name="P14"><text:s text:c="4"/>properties:</text:p>
      <text:p text:style-name="P14"><text:s text:c="6"/>mail:</text:p>
      <text:p text:style-name="P14"><text:s text:c="8"/>smtp:</text:p>
      <text:p text:style-name="P14"><text:s text:c="10"/>auth: true</text:p>
      <text:p text:style-name="P14"><text:s text:c="10"/>starttls:</text:p>
      <text:p text:style-name="P14"><text:s text:c="12"/>enable: true</text:p>
      <text:p text:style-name="P14"/>
      <text:p text:style-name="P14">SimpleMailMess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17M37S</meta:editing-duration>
    <meta:editing-cycles>18</meta:editing-cycles>
    <meta:generator>LibreOffice/7.0.3.1$Windows_X86_64 LibreOffice_project/d7547858d014d4cf69878db179d326fc3483e082</meta:generator>
    <dc:date>2021-02-15T18:44:38.361000000</dc:date>
    <meta:document-statistic meta:table-count="0" meta:image-count="0" meta:object-count="0" meta:page-count="4" meta:paragraph-count="130" meta:word-count="622" meta:character-count="5810" meta:non-whitespace-character-count="4961"/>
  </office:meta>
</office:document-meta>
</file>